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ACS_2011_sm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87722132471728">
            <text:p>1.03877221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31">
            <text:p>9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5263157894737">
            <text:p>1.105263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89">
            <text:p>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129172714078374">
            <text:p>0.912917271</text:p>
          </table:table-cell>
          <table:table-cell table:style-name="ce22" office:value-type="float" office:value="-60">
            <text:p>-6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651">
            <text:p>6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540706605222734">
            <text:p>0.854070661</text:p>
          </table:table-cell>
          <table:table-cell table:style-name="ce22" office:value-type="float" office:value="-95">
            <text:p>-95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5256588072122">
            <text:p>1.0152565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609">
            <text:p>60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883415435139573">
            <text:p>0.888341544</text:p>
          </table:table-cell>
          <table:table-cell table:style-name="ce22" office:value-type="float" office:value="-68">
            <text:p>-68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5256588072122">
            <text:p>1.0152565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794">
            <text:p>79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722921914357683">
            <text:p>0.972292191</text:p>
          </table:table-cell>
          <table:table-cell table:style-name="ce22" office:value-type="float" office:value="-22">
            <text:p>-22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719">
            <text:p>7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554937413073713">
            <text:p>0.955493741</text:p>
          </table:table-cell>
          <table:table-cell table:style-name="ce22" office:value-type="float" office:value="-32">
            <text:p>-32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652">
            <text:p>6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297546012269938">
            <text:p>0.829754601</text:p>
          </table:table-cell>
          <table:table-cell table:style-name="ce22" office:value-type="float" office:value="-111">
            <text:p>-111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931">
            <text:p>9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5263157894737">
            <text:p>1.105263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74149659863945">
            <text:p>1.03741496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78">
            <text:p>7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03856041131106">
            <text:p>1.150385604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931">
            <text:p>9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5263157894737">
            <text:p>1.105263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60655737704918">
            <text:p>0.936065574</text:p>
          </table:table-cell>
          <table:table-cell table:style-name="ce22" office:value-type="float" office:value="-39">
            <text:p>-39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651">
            <text:p>6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310291858678955">
            <text:p>0.831029186</text:p>
          </table:table-cell>
          <table:table-cell table:style-name="ce22" office:value-type="float" office:value="-110">
            <text:p>-11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1188">
            <text:p>1188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802">
            <text:p>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187032418952617">
            <text:p>1.01870324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15819209039548">
            <text:p>1.11158192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826">
            <text:p>8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8329297820823245">
            <text:p>0.832929782</text:p>
          </table:table-cell>
          <table:table-cell table:style-name="ce22" office:value-type="float" office:value="-138">
            <text:p>-138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609">
            <text:p>60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737274220032841">
            <text:p>0.973727422</text:p>
          </table:table-cell>
          <table:table-cell table:style-name="ce22" office:value-type="float" office:value="-16">
            <text:p>-16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085714285714287">
            <text:p>1.0085714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885">
            <text:p>88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593">
            <text:p>59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123102866779089">
            <text:p>0.912310287</text:p>
          </table:table-cell>
          <table:table-cell table:style-name="ce22" office:value-type="float" office:value="-52">
            <text:p>-52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615819209039548">
            <text:p>0.861581921</text:p>
          </table:table-cell>
          <table:table-cell table:style-name="ce22" office:value-type="float" office:value="-98">
            <text:p>-98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702">
            <text:p>7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3390313390314">
            <text:p>1.03133903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931">
            <text:p>9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5263157894737">
            <text:p>1.105263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22033898305084">
            <text:p>0.93220339</text:p>
          </table:table-cell>
          <table:table-cell table:style-name="ce22" office:value-type="float" office:value="-48">
            <text:p>-48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65536723163842">
            <text:p>0.926553672</text:p>
          </table:table-cell>
          <table:table-cell table:style-name="ce22" office:value-type="float" office:value="-52">
            <text:p>-52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20408163265305">
            <text:p>1.102040816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135">
            <text:p>1135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818307905686546">
            <text:p>1.08183079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613">
            <text:p>61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4132901134521">
            <text:p>0.98541329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688">
            <text:p>6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581395348837">
            <text:p>0.92005814</text:p>
          </table:table-cell>
          <table:table-cell table:style-name="ce22" office:value-type="float" office:value="-55">
            <text:p>-55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5918367346939">
            <text:p>0.979591837</text:p>
          </table:table-cell>
          <table:table-cell table:style-name="ce22" office:value-type="float" office:value="-12">
            <text:p>-12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3">
            <text:p>1.13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983050847457628">
            <text:p>0.898305085</text:p>
          </table:table-cell>
          <table:table-cell table:style-name="ce22" office:value-type="float" office:value="-72">
            <text:p>-72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5256588072122">
            <text:p>1.0152565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08163265306123">
            <text:p>1.04081632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13">
            <text:p>71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995792426367461">
            <text:p>1.09957924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574829931972789">
            <text:p>0.957482993</text:p>
          </table:table-cell>
          <table:table-cell table:style-name="ce22" office:value-type="float" office:value="-25">
            <text:p>-25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236593059937">
            <text:p>1.02523659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43185298621747">
            <text:p>1.06431853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850">
            <text:p>8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9411764705882">
            <text:p>0.992941176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574829931972789">
            <text:p>0.957482993</text:p>
          </table:table-cell>
          <table:table-cell table:style-name="ce22" office:value-type="float" office:value="-25">
            <text:p>-25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736">
            <text:p>73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59782608695652">
            <text:p>1.105978261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574829931972789">
            <text:p>0.957482993</text:p>
          </table:table-cell>
          <table:table-cell table:style-name="ce22" office:value-type="float" office:value="-25">
            <text:p>-25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08163265306123">
            <text:p>1.04081632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931">
            <text:p>9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5263157894737">
            <text:p>1.105263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4132901134521">
            <text:p>0.98541329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60655737704918">
            <text:p>0.936065574</text:p>
          </table:table-cell>
          <table:table-cell table:style-name="ce22" office:value-type="float" office:value="-39">
            <text:p>-39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43185298621747">
            <text:p>1.06431853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713">
            <text:p>71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995792426367461">
            <text:p>1.09957924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08163265306123">
            <text:p>1.04081632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1531393568147">
            <text:p>1.0015313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1943">
            <text:p>1943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61">
            <text:p>146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008213552362">
            <text:p>1.0308008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588">
            <text:p>5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200680272108843">
            <text:p>0.92006802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702">
            <text:p>7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3390313390314">
            <text:p>1.03133903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958">
            <text:p>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64926931106472">
            <text:p>0.916492693</text:p>
          </table:table-cell>
          <table:table-cell table:style-name="ce22" office:value-type="float" office:value="-80">
            <text:p>-80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5256588072122">
            <text:p>1.0152565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5256588072122">
            <text:p>1.0152565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689">
            <text:p>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129172714078374">
            <text:p>0.912917271</text:p>
          </table:table-cell>
          <table:table-cell table:style-name="ce22" office:value-type="float" office:value="-60">
            <text:p>-6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689">
            <text:p>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129172714078374">
            <text:p>0.912917271</text:p>
          </table:table-cell>
          <table:table-cell table:style-name="ce22" office:value-type="float" office:value="-60">
            <text:p>-6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965">
            <text:p>96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025906735751296">
            <text:p>1.102590674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778">
            <text:p>7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03856041131106">
            <text:p>1.150385604</text:p>
          </table:table-cell>
          <table:table-cell table:style-name="ce22" office:value-type="float" office:value="117">
            <text:p>117</text:p>
          </table:table-cell>
        </table:table-row>
      </table:table>
      <table:named-expressions>
        <table:named-expression table:name="EXCEL_DATA" table:base-cell-address="$EXCEL_DATA.$A$1" table:expression="[EXCEL_DATA.$A$1:.$T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